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PreRequisites</text:p>
      <text:p text:style-name="Standard"/>
      <text:p text:style-name="Standard">The tools you need to compile software for Haiku, or to compile Haiku itself, depend on the platform that is used for building.</text:p>
      <text:p text:style-name="Standard"/>
      <text:p text:style-name="Standard">Currently, Haiku is arguably the most convenient development environment. A pre-alpha image of Haiku will contain all of the software needed to build a raw or vmwware image. So while Haiku is not the fastest, being able to immediately test the freshly compiled binaries and having the tool chain pre-installed certainly reduces the chances of headaches.</text:p>
      <text:p text:style-name="Standard"/>
      <text:p text:style-name="Standard">For a very long time in the beginning, Haiku was only capable of being cross-compiled from another operating system. This functionality is still being retained. &lt;a href="#linux" rel="nofollow"&gt;Linux&lt;/a&gt;, &lt;a href="#bsd" rel="nofollow"&gt;BSD&lt;/a&gt;, and &lt;a href="#osx" rel="nofollow"&gt;OS X&lt;/a&gt; are the fairly popular build platforms, but the compiled binaries will only run on Haiku. &lt;a href="#beos_zeta" rel="nofollow"&gt;BeOS&lt;/a&gt;, &lt;a href="#beos_zeta" rel="nofollow"&gt;Zeta&lt;/a&gt;, &lt;a href="#cygwin" rel="nofollow"&gt;Cygwin&lt;/a&gt;, and &lt;a href="#solaris" rel="nofollow"&gt;Solaris&lt;/a&gt; are no longer actively maintained as development environments and little to no support is offered for those platforms.</text:p>
      <text:p text:style-name="Standard"/>
      <text:p text:style-name="Standard">The following list shows the necessary tools, with platform specific notes below that.</text:p>
      <text:p text:style-name="Standard"/>
      <text:p text:style-name="Standard">&lt;h2&gt;Generalized List&lt;/h2&gt;</text:p>
      <text:p text:style-name="Standard"/>
      <text:p text:style-name="Standard">&lt;ul&gt; </text:p>
      <text:p text:style-name="Standard">&lt;li&gt;&lt;b&gt;&lt;a href='http://subversion.apache.org/' target="_BLANK" rel="nofollow"&gt;Subversion client&lt;/a&gt;&lt;/b&gt;</text:p>
      <text:p text:style-name="Standard"/>
      <text:p text:style-name="Standard">&lt;div class="box-info"&gt; </text:p>
      <text:p text:style-name="Standard">Subversion does not maintain compatibility between major versions, eg 1.1.x and 1.4.x. <text:s/>As such, if you plan on sharing your local copy of Haiku's repository, then you must use the same version of Subversion on each platform.&lt;/div&gt; &lt;/li&gt;</text:p>
      <text:p text:style-name="Standard"/>
      <text:p text:style-name="Standard">&lt;li&gt;&lt;b&gt;&lt;a href='http://www.openssh.com/' target="_BLANK" rel="nofollow"&gt;SSH Client&lt;/a&gt; (developers only)&lt;/b&gt;</text:p>
      <text:p text:style-name="Standard"/>
      <text:p text:style-name="Standard">&lt;div class="box-info"&gt; </text:p>
      <text:p text:style-name="Standard">SSH is only required by &lt;a href="/guides/building/get-source#dev_access" rel="nofollow"&gt;developers with commit access&lt;/a&gt;, who chose to use svn+ssh:// instead of https://.</text:p>
      <text:p text:style-name="Standard">&lt;/div&gt;&lt;/li&gt; </text:p>
      <text:p text:style-name="Standard"/>
      <text:p text:style-name="Standard">&lt;li&gt;&lt;b&gt;Haiku (cross) compiler&lt;/b&gt;</text:p>
      <text:p text:style-name="Standard"/>
      <text:p text:style-name="Standard">&lt;div class="box-info"&gt; </text:p>
      <text:p text:style-name="Standard">If you are cross-compiling Haiku, then a compiler must be built from the build tools. If &lt;a href="#beos_zeta" rel="nofollow"&gt;BeOS&lt;/a&gt; or &lt;a href="#beos_zeta" rel="nofollow"&gt;Zeta&lt;/a&gt; is being used, a pre-built version is listed below.&lt;/div&gt;&lt;/li&gt;</text:p>
      <text:p text:style-name="Standard"/>
      <text:p text:style-name="Standard">&lt;li&gt;&lt;b&gt;&lt;a href='http://www.perforce.com/jam/jam.html' target="_BLANK" rel="nofollow"&gt;Jam&lt;/a&gt;&lt;/b&gt;</text:p>
      <text:p text:style-name="Standard"><text:soft-page-break/></text:p>
      <text:p text:style-name="Standard">&lt;div class="box-info"&gt; </text:p>
      <text:p text:style-name="Standard">&lt;u&gt;Haiku uses a custom fork of Jam.&lt;/u&gt; See this page to &lt;a href="/guides/building/jam#build_jam" rel="nofollow"&gt;build jam from source&lt;/a&gt;. As of August 2009, the current version is &lt;strong&gt;Jam 2.5-haiku-20090626. OS=LINUX. Copyright 1993-2002 Christopher Seiwald.&lt;/strong&gt;&lt;/div&gt;&lt;/li&gt;</text:p>
      <text:p text:style-name="Standard"/>
      <text:p text:style-name="Standard">&lt;li&gt;&lt;b&gt;&lt;a href='http://www.tortall.net/projects/yasm/' target="_BLANK" rel="nofollow"&gt;Yasm&lt;/a&gt;&lt;/b&gt;</text:p>
      <text:p text:style-name="Standard"/>
      <text:p text:style-name="Standard">&lt;div class="box-info"&gt; </text:p>
      <text:p text:style-name="Standard">Version 0.7.0 or greater is needed.</text:p>
      <text:p text:style-name="Standard">&lt;/div&gt;&lt;/li&gt;</text:p>
      <text:p text:style-name="Standard"/>
      <text:p text:style-name="Standard">&lt;li&gt;&lt;b&gt;&lt;a href='http://www.gnu.org/software/wget/' target="_BLANK" rel="nofollow"&gt;wget&lt;/a&gt;&lt;/b&gt;</text:p>
      <text:p text:style-name="Standard"/>
      <text:p text:style-name="Standard">&lt;div class="box-info"&gt; </text:p>
      <text:p text:style-name="Standard">`wget` is used for downloading the &lt;a href="http://dev.haiku-os.org/browser/haiku/trunk/build/jam/OptionalBuildFeatures" rel="nofollow"&gt;OptionalBuildFeatures&lt;/a&gt; and &lt;a href="http://dev.haiku-os.org/browser/haiku/trunk/build/jam/OptionalPackages" rel="nofollow"&gt;OptionalPackages&lt;/a&gt;.&lt;/div&gt;&lt;/li&gt;</text:p>
      <text:p text:style-name="Standard"/>
      <text:p text:style-name="Standard">&lt;li&gt;&lt;b&gt;&lt;a href="http://cdrecord.berlios.de/" rel="nofollow"&gt;mkisofs&lt;/a&gt;&lt;/b&gt;</text:p>
      <text:p text:style-name="Standard"/>
      <text:p text:style-name="Standard">&lt;div class="box-warning"&gt; </text:p>
      <text:p text:style-name="Standard">&lt;span class="cli"&gt;genisoimage&lt;/span&gt; is not the true &lt;span class="cli"&gt;mkisofs&lt;/span&gt;. As such, it will cause issues when creating an ISO based CD.&lt;/div&gt;&lt;/li&gt;</text:p>
      <text:p text:style-name="Standard">&lt;/ul&gt;</text:p>
      <text:p text:style-name="Standard"/>
      <text:p text:style-name="Standard">&lt;h2&gt;Requirements for compiling the build tools&lt;/h2&gt;</text:p>
      <text:p text:style-name="Standard"/>
      <text:p text:style-name="Standard">&lt;ul&gt; </text:p>
      <text:p text:style-name="Standard">&lt;li&gt;&lt;b&gt;&lt;a href='http://www.gnu.org/software/autoconf/'&gt;autoconf&lt;/a&gt;&lt;/b&gt;&lt;/li&gt; </text:p>
      <text:p text:style-name="Standard">&lt;li&gt;&lt;b&gt;&lt;a href='http://www.gnu.org/software/automake/'&gt;automake&lt;/a&gt;&lt;/b&gt;&lt;/li&gt; </text:p>
      <text:p text:style-name="Standard">&lt;li&gt;&lt;b&gt;&lt;a href='http://www.gnu.org/software/texinfo/'&gt;makeinfo&lt;/a&gt;&lt;/b&gt;&lt;/li&gt; </text:p>
      <text:p text:style-name="Standard">&lt;li&gt;&lt;b&gt;&lt;a href='http://www.gnu.org/software/flex/'&gt;flex&lt;/a&gt;&lt;/b&gt;&lt;/li&gt; </text:p>
      <text:p text:style-name="Standard">&lt;li&gt;&lt;b&gt;&lt;a href='http://www.gnu.org/software/bison/&gt;bison&lt;/a&gt;&lt;/b&gt;&lt;/li&gt; </text:p>
      <text:p text:style-name="Standard">&lt;li&gt;&lt;b&gt;&lt;a href='http://www.gnu.org/software/gawk/'&gt;gawk&lt;/a&gt;&lt;/b&gt;&lt;/li&gt; </text:p>
      <text:p text:style-name="Standard">&lt;/ul&gt;</text:p>
      <text:p text:style-name="Standard"/>
      <text:p text:style-name="Standard">&lt;h2&gt;Requirements to compile Haiku for the ARM platform&lt;/h2&gt;</text:p>
      <text:p text:style-name="Standard"/>
      <text:p text:style-name="Standard">&lt;ul&gt;</text:p>
      <text:p text:style-name="Standard">&lt;li&gt;&lt;b&gt;&lt;a href="http://www.denx.de/wiki/UBoot"&gt;mkimage&lt;/a&gt;&lt;/b&gt;&lt;/li&gt; </text:p>
      <text:p text:style-name="Standard">&lt;li&gt;&lt;b&gt;&lt;a href="http://www.gnu.org/software/mtools/intro.html"&gt;Mtools&lt;/a&gt;&lt;/b&gt;&lt;/li&gt; </text:p>
      <text:p text:style-name="Standard">&lt;li&gt;&lt;b&gt;sfdisk&lt;/b&gt;&lt;/li&gt;</text:p>
      <text:p text:style-name="Standard">&lt;/ul&gt;</text:p>
      <text:p text:style-name="Standard"/>
      <text:p text:style-name="Standard">&lt;a name="linux" rel="nofollow"&gt;&lt;/a&gt;&lt;a name="linux_apt" rel="nofollow"&gt;&lt;/a&gt;</text:p>
      <text:p text:style-name="Standard"><text:soft-page-break/>&lt;h2&gt;APT-based GNU/Linux Distribution (Debian, Ubuntu...)&lt;/h2&gt;</text:p>
      <text:p text:style-name="Standard"/>
      <text:p text:style-name="Standard">&lt;p&gt;Here are the packages to install on Debian/Ubuntu, which uses APT and sudo.&lt;/p&gt;</text:p>
      <text:p text:style-name="Standard"/>
      <text:p text:style-name="Standard">&lt;pre class="terminal"&gt;</text:p>
      <text:p text:style-name="Standard">sudo apt-get install subversion yasm autoconf automake texinfo flex bison gawk build-essential </text:p>
      <text:p text:style-name="Standard">&lt;/pre&gt;</text:p>
      <text:p text:style-name="Standard"/>
      <text:p text:style-name="Standard">For the ARM port you will also need &lt;a href="uboot-mkimage,util-linux,mtools" rel="nofollow"&gt;these packages&lt;/a&gt;:</text:p>
      <text:p text:style-name="Standard"/>
      <text:p text:style-name="Standard">&lt;pre class="terminal"&gt;</text:p>
      <text:p text:style-name="Standard">sudo apt-get install uboot-mkimage util-linux mtools</text:p>
      <text:p text:style-name="Standard">&lt;/pre&gt;</text:p>
      <text:p text:style-name="Standard"/>
      <text:p text:style-name="Standard">Another note: 64-bit versions will need "&lt;a href="gcc-multilib" rel="nofollow"&gt;gcc-multilib&lt;/a&gt;" and "&lt;a href="g++-multilib" rel="nofollow"&gt;g++-multilib&lt;/a&gt;" installed. Typically "gcc-multilib" is already installed, as it is a dependency of "&lt;a href="libc6-dev-i386" rel="nofollow"&gt;libc6-dev-i386&lt;/a&gt;".</text:p>
      <text:p text:style-name="Standard"/>
      <text:p text:style-name="Standard">&lt;pre class="terminal"&gt;</text:p>
      <text:p text:style-name="Standard">sudo apt-get install gcc-multilib g++-multilib libc6-dev-i386</text:p>
      <text:p text:style-name="Standard">&lt;/pre&gt;</text:p>
      <text:p text:style-name="Standard"/>
      <text:p text:style-name="Standard">In order to use xattr support, some distros may need "attr" and "attr-dev" installed. See &lt;a href="/guides/building/configure/use-xattr" rel="nofollow"&gt;Configure Option : --use-xattr&lt;/a&gt;&lt;/p&gt; </text:p>
      <text:p text:style-name="Standard">&lt;p&gt;&lt;a name="puppy_linux" rel="nofollow"&gt;&lt;/a&gt;</text:p>
      <text:p text:style-name="Standard"/>
      <text:p text:style-name="Standard">&lt;h2&gt;Puppy Linux&lt;/h2&gt;</text:p>
      <text:p text:style-name="Standard"/>
      <text:p text:style-name="Standard">&lt;a href="http://puppylinux.com/about.htm" rel="nofollow"&gt;Puppy Linux&lt;/a&gt; is a specialized Linux distribution that focuses on reducing it's hardware footprint, while maintaining an easy to use environment.</text:p>
      <text:p text:style-name="Standard"/>
      <text:p text:style-name="Standard">For &lt;a href="ftp://ibiblio.org/pub/linux/distributions/puppylinux/" rel="nofollow"&gt;Puppy 4.2.1&lt;/a&gt;, the following needs to be installed or compiled from source. Alternatively, there is a &lt;a href="http://haiku-user.info/files/custom-puppy-421.iso" rel="nofollow"&gt;Custom Puppy CD&lt;/a&gt;, which includes all of the necessary tools.</text:p>
      <text:p text:style-name="Standard"/>
      <text:p text:style-name="Standard">&lt;ul&gt; </text:p>
      <text:p text:style-name="Standard">&lt;li&gt;&lt;a href="ftp://ibiblio.org/pub/linux/distributions/puppylinux/sfs_modules-4/"&gt;Devx421.sfs&lt;/a&gt;, (&lt;a href="http://haiku-user.info/files/devx_421.sfs" rel="nofollow"&gt;alternate link&lt;/a&gt;)&lt;/li&gt; </text:p>
      <text:p text:style-name="Standard">&lt;li&gt;&lt;a href="http://www.tortall.net/projects/yasm/wiki/Download"&gt;Yasm&lt;/a&gt;, (&lt;a href="http://haiku-user.info/files/yasm-0.8.0.pet"&gt;pre-built&lt;/a&gt;)&lt;/li&gt;</text:p>
      <text:p text:style-name="Standard">&lt;li&gt;&lt;a href="http://packages.debian.org/lenny/less"&gt;Less&lt;/a&gt;, (&lt;a href="http://haiku-user.info/files/less-418-i486.pet"&gt;pre-built&lt;/a&gt;)&lt;/li&gt; </text:p>
      <text:p text:style-name="Standard">&lt;li&gt;&lt;a href="http://cdrecord.berlios.de/private/cdrecord.html"&gt;Cdrtools&lt;/a&gt;, (&lt;a href="http://haiku-user.info/files/cdrtools-2.01.01-i486.pet" rel="nofollow"&gt;pre-built&lt;/a&gt;)&lt;/li&gt; </text:p>
      <text:p text:style-name="Standard">&lt;/ul&gt;</text:p>
      <text:p text:style-name="Standard"><text:soft-page-break/></text:p>
      <text:p text:style-name="Standard">&lt;a name="linux_others" rel="nofollow"&gt;&lt;/a&gt;</text:p>
      <text:p text:style-name="Standard">&lt;h2&gt;Other GNU/Linux Distributions&lt;/h2&gt;</text:p>
      <text:p text:style-name="Standard"/>
      <text:p text:style-name="Standard">&lt;p&gt;We welcome additions for the various other package managers, such as yum, pacman, or portage.&lt;/p&gt;</text:p>
      <text:p text:style-name="Standard"/>
      <text:p text:style-name="Standard">&lt;a name="bsd"&gt;&lt;/a&gt;</text:p>
      <text:p text:style-name="Standard">&lt;h2&gt;BSD Based Distribution&lt;/h2&gt;</text:p>
      <text:p text:style-name="Standard"/>
      <text:p text:style-name="Standard">&lt;ul&gt;</text:p>
      <text:p text:style-name="Standard">&lt;li&gt;Package based:</text:p>
      <text:p text:style-name="Standard"/>
      <text:p text:style-name="Standard">&lt;pre class="terminal"&gt;</text:p>
      <text:p text:style-name="Standard">sudo pkg_add -r bison subversion yasm gawk texinfo cdrtools-devel wget u-boot mtools linuxfdisk</text:p>
      <text:p text:style-name="Standard">&lt;/pre&gt;&lt;/li&gt;</text:p>
      <text:p text:style-name="Standard"/>
      <text:p text:style-name="Standard">&lt;li&gt;Ports based:</text:p>
      <text:p text:style-name="Standard"/>
      <text:p text:style-name="Standard">&lt;pre class="terminal"&gt;</text:p>
      <text:p text:style-name="Standard">sudo portinstall devel/bison devel/subversion devel/yasm lang/gawk print/texinfo sysutils/cdrtools-devel ftp/wget devel/u-boot emulators/mtools sysutils/linuxfdisk</text:p>
      <text:p text:style-name="Standard">&lt;/pre&gt;&lt;/li&gt;</text:p>
      <text:p text:style-name="Standard">&lt;/ul&gt;</text:p>
      <text:p text:style-name="Standard"/>
      <text:p text:style-name="Standard">&lt;a name="osx"&gt;&lt;/a&gt;</text:p>
      <text:p text:style-name="Standard">&lt;h2&gt;Mac OS X&lt;/h2&gt;</text:p>
      <text:p text:style-name="Standard"/>
      <text:p text:style-name="Standard">First, install &lt;a href="http://www.macports.org/"&gt;MacPorts&lt;/a&gt; (a standard Installer package is provided). Close your Terminal, and enter in a new one:</text:p>
      <text:p text:style-name="Standard"/>
      <text:p text:style-name="Standard">&lt;pre class="terminal"&gt;</text:p>
      <text:p text:style-name="Standard">sudo port install cdrtools gawk gnuregex wget yasm</text:p>
      <text:p text:style-name="Standard">&lt;/pre&gt;</text:p>
      <text:p text:style-name="Standard"/>
      <text:p text:style-name="Standard">When prompted for a password, enter the administrator password of the current account.</text:p>
      <text:p text:style-name="Standard"/>
      <text:p text:style-name="Standard">If you get an error &lt;code&gt;port: command not found&lt;/code&gt;, the MacPorts shell configuration, stored in &lt;span class="path"&gt;~/.profile&lt;/span&gt;, is probably not taken into account.</text:p>
      <text:p text:style-name="Standard"/>
      <text:p text:style-name="Standard">If you’re using Bash, you probably have a &lt;span class="path"&gt;~/.bash_profile&lt;/span&gt; or &lt;span class="path"&gt;~/.bash_login&lt;/span&gt; file, preventing bash to read &lt;span class="path"&gt;~/.profile&lt;/span&gt;. Check the file used by Bash (in the mentioned order), and add these lines to the used file:</text:p>
      <text:p text:style-name="Standard"/>
      <text:p text:style-name="Standard">&lt;pre class="terminal"&gt;</text:p>
      <text:p text:style-name="Standard">export PATH=/opt/local/bin:$PATH</text:p>
      <text:p text:style-name="Standard">export MANPATH=$MANPATH:/opt/local/share/man</text:p>
      <text:p text:style-name="Standard">export INFOPATH=$INFOPATH:/opt/local/share/info</text:p>
      <text:p text:style-name="Standard">&lt;/pre&gt;</text:p>
      <text:p text:style-name="Standard"><text:soft-page-break/></text:p>
      <text:p text:style-name="Standard">If you are using another shell, take a look a the shell documentation to see which file is parsed at login, and add the required commands.</text:p>
      <text:p text:style-name="Standard"/>
      <text:p text:style-name="Standard">You can now retry the &lt;span class="cli"&gt;port install...&lt;/span&gt; command in a new Terminal.</text:p>
      <text:p text:style-name="Standard"/>
      <text:p text:style-name="Standard">&lt;div class="box-info"&gt;Note: the ARM port is not yet supported for OSX, MacPort has &lt;span class="cli"&gt;mtools&lt;/span&gt; but is missing &lt;span class="cli"&gt;sfdisk&lt;/span&gt; at least.&lt;/div&gt;</text:p>
      <text:p text:style-name="Standard"/>
      <text:p text:style-name="Standard">&lt;a name="beos_zeta"&gt;&lt;/a&gt;</text:p>
      <text:p text:style-name="Standard">&lt;h2&gt;BeOS &amp;amp; Zeta&lt;/h2&gt;</text:p>
      <text:p text:style-name="Standard"/>
      <text:p text:style-name="Standard">&lt;div class="box-warning"&gt;BeOS and Zeta are no longer maintained as active development environments. One day in the future, it is very likely that these tools will need to be updated by an individual.</text:p>
      <text:p text:style-name="Standard">&lt;/div&gt;</text:p>
      <text:p text:style-name="Standard"/>
      <text:p text:style-name="Standard">&lt;ul&gt;</text:p>
      <text:p text:style-name="Standard">&lt;li&gt;Subversion: &lt;a href="http://www.haiku-os.org/files/Subversion-1.1.3.pkg"&gt;net_server&lt;/a&gt;, &lt;a href="http://haiku.mlotz.ch/subversion-1.4.6-bone.zip" rel="nofollow"&gt;BONE&lt;/a&gt;&lt;/li&gt;</text:p>
      <text:p text:style-name="Standard">&lt;li&gt;SSH : &lt;a href="http://www.haiku-os.org/files/ssh-3.9-r5.pkg"&gt;net_server&lt;/a&gt;, &lt;a href="http://www.haiku-os.org/files/ssh-bone.pkg" rel="nofollow"&gt;BONE&lt;/a&gt;&lt;/li&gt; </text:p>
      <text:p text:style-name="Standard">&lt;li&gt;&lt;a href="http://www.bebits.com/app/2680" title="http://www.bebits.com/app/2680"&gt;Development Tools&lt;/a&gt; (contains obsolete GCC version; please use version linked below instead)&lt;/li&gt;</text:p>
      <text:p text:style-name="Standard">&lt;li&gt;&lt;a href="http://www.bebits.com/app/4011" title="http://www.bebits.com/app/4011"&gt;GCC compiler&lt;/a&gt; 2.95.3&lt;/li&gt;</text:p>
      <text:p text:style-name="Standard">&lt;li&gt;&lt;a href="http://haiku.mlotz.ch/haiku_cross_compiler_bone_2.95.3-haiku-081024.zip" title="http://haiku.mlotz.ch/haiku_cross_compiler_bone_2.95.3-haiku-081024.zip"&gt;GCC Haiku cross compiler 2.95.3&lt;/a&gt; (extract to /boot to install)&lt;/li&gt;</text:p>
      <text:p text:style-name="Standard">&lt;li&gt;&lt;a href="http://dev.haiku-os.org/raw-attachment/ticket/3783/jam-x86-beos-20080327.zip"&gt;Jam, 2008-03-37&lt;/a&gt;&lt;/li&gt;</text:p>
      <text:p text:style-name="Standard">&lt;li&gt;&lt;a href="http://revolf.free.fr/beos/yasm-0.8.0-r5bone.zip"&gt;yasm 0.8.0 for BONE&lt;/a&gt;&lt;/li&gt; </text:p>
      <text:p text:style-name="Standard">&lt;li&gt;&lt;a href="http://bebits.com/app/2848"&gt;wget&lt;/a&gt;&lt;/li&gt; </text:p>
      <text:p text:style-name="Standard">&lt;/ul&gt;</text:p>
      <text:p text:style-name="Standard"/>
      <text:p text:style-name="Standard">&lt;a name="cygwin"&gt;&lt;/a&gt;</text:p>
      <text:p text:style-name="Standard">&lt;h2&gt;Cygwin&lt;/h2&gt;</text:p>
      <text:p text:style-name="Standard"/>
      <text:p text:style-name="Standard">Cygwin is not maintained as a development environment. The following community contributed documents may be useful for those attempting to use Cygwin.</text:p>
      <text:p text:style-name="Standard"/>
      <text:p text:style-name="Standard">&lt;ul&gt;</text:p>
      <text:p text:style-name="Standard">&lt;li&gt;&lt;a href="http://haiku-os.org/community/forum/cygwin_nt_build_support"&gt;Cygwin/NT Build Support&lt;/a&gt;&lt;/li&gt;</text:p>
      <text:p text:style-name="Standard">&lt;li&gt;&lt;a href="http://haiku-os.org/community/forum/how_to_get_haiku_running_in_virtualbox"&gt;How to get Haiku running in VirtualBox?&lt;/a&gt;&lt;/li&gt;</text:p>
      <text:p text:style-name="Standard">&lt;li&gt;&lt;a href="http://maurice.kaldience.com/?p=77"&gt;Building Haiku on Windows, Step by Step&lt;/a&gt;, by MauriceK&lt;/li&gt;</text:p>
      <text:p text:style-name="Standard">&lt;/ul&gt;</text:p>
      <text:p text:style-name="Standard"><text:soft-page-break/></text:p>
      <text:p text:style-name="Standard">&lt;a name="solaris"&gt;&lt;/a&gt;</text:p>
      <text:p text:style-name="Standard">&lt;h2&gt;Solaris&lt;/h2&gt;</text:p>
      <text:p text:style-name="Standard"/>
      <text:p text:style-name="Standard">Solaris is not maintained as a development environment. The following mailing list thread may be useful for those attempting to use this platform.</text:p>
      <text:p text:style-name="Standard"/>
      <text:p text:style-name="Standard">&lt;ul&gt;</text:p>
      <text:p text:style-name="Standard">&lt;li&gt;&lt;a href="http://www.freelists.org/post/haiku/Building-Haiku-on-Solaris,2"&gt;[openbeos] Building Haiku on Solaris...&lt;/a&gt;&lt;/li&gt;</text:p>
      <text:p text:style-name="Standard">&lt;/u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01T10:30:00.18</meta:creation-date>
    <meta:document-statistic meta:table-count="0" meta:image-count="0" meta:object-count="0" meta:page-count="6" meta:paragraph-count="131" meta:word-count="1038" meta:character-count="10863"/>
    <dc:date>2011-02-01T10:30:45.29</dc:date>
    <meta:editing-duration>PT00H00M45S</meta:editing-duration>
    <meta:editing-cycles>1</meta:editing-cycles>
    <meta:generator>OpenOffice.org/3.0$Win32 OpenOffice.org_project/300m9$Build-9358</meta:generator>
  </office:meta>
</office:document-meta>
</file>